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automatic-styles>
    <style:style style:name="P1" style:family="paragraph" style:parent-style-name="Standard">
      <style:paragraph-properties fo:margin-top="0cm" fo:margin-bottom="0cm" loext:contextual-spacing="false"/>
    </style:style>
    <style:style style:name="P2" style:family="paragraph" style:parent-style-name="Standard">
      <style:paragraph-properties fo:margin-top="0cm" fo:margin-bottom="0cm" loext:contextual-spacing="false" fo:text-align="justify" style:justify-single-word="false"/>
    </style:style>
    <style:style style:name="P3" style:family="paragraph" style:parent-style-name="Standard" style:master-page-name="Standard">
      <style:paragraph-properties fo:margin-top="0cm" fo:margin-bottom="0cm" loext:contextual-spacing="false" style:page-number="1"/>
    </style:style>
    <style:style style:name="T1" style:family="text">
      <style:text-properties fo:color="#1155cc" style:text-underline-style="solid" style:text-underline-width="auto" style:text-underline-color="font-color"/>
    </style:style>
    <style:style style:name="T2"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office:annotation office:name="__Annotation__3_2084651452"><dc:creator>Maciej Jarocki</dc:creator><dc:date>2018-02-14T15:48:15</dc:date><text:p><text:span text:style-name="T2">Tytuł. Jeśli za długi, można wykasować "Warriors of the Faith" albo "Recenzja" (bo to oczywiste, że te recenzja.</text:span></text:p></office:annotation>Dominions 5: Warriors of the Faith – Recenzja<office:annotation-end office:name="__Annotation__3_2084651452"/></text:p>
      <text:p text:style-name="P1"/>
      <text:p text:style-name="P2"><office:annotation office:name="__Annotation__7_2084651452"><dc:creator>Maciej Jarocki</dc:creator><dc:date>2018-02-14T15:47:49</dc:date><text:p><text:span text:style-name="T2">Lead</text:span></text:p></office:annotation>Seria Dominions, jedna z najbardziej detalicznych, kompleksowych oraz wielkich w swej skali strategii turowych doczekała się kolejnej części. Choć grafika straszy jak przy każdej części, sam gameplay doczekał się bardzo ważnych zmian.<office:annotation-end office:name="__Annotation__7_2084651452"/></text:p>
      <text:p text:style-name="P2"/>
      <text:p text:style-name="P2">Dominions 5 jest strategiczną grą turową, w którym gracz wciela się w pretendenta, potężną istotę, której zadaniem jest stać się nowym, absolutnym bogiem całego świata, zwanym też Pantokratorem. By to zrobić, należy zdobyć Trony Wstąpienia rozsiane po mapie. Pretendent to jednak za mało. By to zrobić, potrzebuje on pomocy jednej z kilkudziesięciu dostępnych nacji w grze. </text:p>
      <text:p text:style-name="P2"/>
      <text:p text:style-name="P2">Jednym z najbardziej charakterystycznych elementów całej serii jest sama konstrukcja świata, która jest niestandardowa. W Dominions mało jest klasycznego High Fantasy, zamiast tego seria czerpie mnóstwo z starożytnych i klasycznych mitologii. Mamy więc nawiązanie do perskich wierzeń i zoroastryzmu, mitologii celtyckiej, klasycznych mitów chińskich, żydowskiego folkloru i Starego Testamentu, wierzeń skandynawskich i słowiańskich przed chrześcijaństwem, przedislamskiej Mezopotamii czy klasycznych wierzeń amerykańskich (Majowie, Aztekowie oraz Inkowie). </text:p>
      <text:p text:style-name="P2"/>
      <text:p text:style-name="P2">Całe uniwersum ma też świetne i ciekawe podejście do reinterpretacji zdarzeń historycznych. Przykładowo, we Wczesnej Erze nacja „Ermor” jest ewidentnie odwzorowaniem Cesarstwa Rzymskiego, które już przyjęło religię chrześcijańską. Jednak już w Średnich Wiekach Ermor zostaje zniszczony i zamienia się w państwo śmierci, tysięcy nieumarłych oraz spopielonych pustkowi, zaś wschodnia część cesarstwa, znana jako „Pythium”, istnieje dalej i kontynuuje w Średnich Wiekach tradycję imperium. Licznych nawiązań i smaczków do różnych wierzeń, religii czy wydarzeń historycznych możemy znaleźć mnóstwo. Jest to coś naprawdę bogatego, wspaniałego i prawdziwie unikatowego.</text:p>
      <text:p text:style-name="P2"/>
      <text:p text:style-name="P2">Sama gra składa się z trzech części. Jeszcze zanim przejdziemy do właściwej gry musimy wybrać nację, którą chcemy grać, a potem tworzymy do niej pretendenta. W piątej odsłonie Dominions ilość dostępnych państw rośnie jeszcze bardziej i obecnie dostępnych jest ich 87, rozrzuconych po trzech erach – Wczesnej, Średniej i Późnej. Po wybraniu nacji tworzymy właściwego pretendenta – już w tym kreatorze liczba opcji przytłacza.</text:p>
      <text:p text:style-name="P2"/>
      <text:p text:style-name="P2">A gdy przechodzimy do samej gry, również liczba możliwych sposobów gry oszałamia. Powodem jest fakt, że poza standardowymi jednostkami pełniącymi funkcję armii i mięsa armatniego kluczowa dla rozgrywki pozostaje magia. A ta jest rozbudowana wręcz do absurdu – w samej grze jest ponad dziewięćset zaklęć rozrzuconych po siedmiu szkołach magii oraz osiem różnych biegłości służących do ich rzucania, z których dwie (astralna oraz krwi) używają jeszcze systemu komunii oraz poświęcania dziewic do rzucania zaklęć (to nie żart). Co ważne, te czary są bardzo kreatywne, każdy przyzwyczajony do nudnych klasyków w postaci „kula ognia”, „błyskawica” czy „magiczny pocisk” odkryje masę zaklęć i rytuałów działających bardzo niekonwencjonalnie. „Burden of Time” sprawiający, że cały świat starzeje się dwanaście razy szybciej i wymiera, a nasi magowie, którzy są rekrutowani w późnym wieku zaczynają nagle umierać na naturalne choroby. Zaklęcie „Wish”, które pozwala graczowi zażyczyć sobie czegokolwiek w grze (przez wpisanie w okienko czego się życzy). „Rain of Toads” pozwalający przyzwać jedną z egipskich plag na miasta przeciwnika. <text:soft-page-break/>„Second Sun” przywołujący, dosłownie, drugie słońce, co powoli wypala świat na wiórki. Możliwości jest absurdalnie dużo i co ważne, bardzo wiele z tych ambitnych zaklęć ma sensowne zastosowanie w grze, a nie została dodana „ponieważ mogliśmy”. </text:p>
      <text:p text:style-name="P2"/>
      <text:p text:style-name="P2">Niestety, oznacza to, że gra jest trudna. Największym problemem pozostaje fakt, że nie ma specjalnego rozróżnienia pomiędzy mechaniką podstawową a zaawansowaną, bo tu wszystko się zazębia, a ekstremalnie kluczowe wybory podejmuje się już przy tworzeniu pretendenta. Pierwsze gry w Dominions mogą się okazać szczególnie bolesne, biorąc pod uwagę też fakt, że tutorial pozostawia wiele do życzenia. Niestety, kolejna część tej serii nic w tej kwestii nie zmieniła.</text:p>
      <text:p text:style-name="P2"/>
      <text:p text:style-name="P2">Porównując screeny oraz dostępne nacje, można się zastanowić, jaka właściwie jest różnica między częścią czwartą a piątą. Tą ogromną zmianą jest fakt, że jednostki w bitwach nie wykonują już swoich akcje po kolei (jak we wszystkich pozostałych częściach serii), ale jednocześnie. Jest to ogromna mechanicznie zmiana, która kompletnie zmienia sposób prowadzenia bitew. Wprowadzono również zmianę co do czasu rzucania zaklęć (burzę ogniową spopielającą całą armię nie rzuca się tak samo szybko jak pojedynczy piorun kulisty). Poza pewnymi detalami przy planowaniu bitwy, oznacza to, że starcia wielkich armii oraz całych grup magów jeszcze bardziej powalają swoją skalą. Oczywiście, zakładając że jest się fanem pikselowej grafiki. Dominions 5 niespecjalnie to poprawił. Gra jest dalej brzydka jak siedem nieszczęść. Ma też dyskusyjnej jakości interfejs i generalnie daje poczucie gry w zaawansowaną formę Excela.</text:p>
      <text:p text:style-name="P2"/>
      <text:p text:style-name="P2">W Dominions 5 można grać przeciwko AI, ale wtedy rzadko można zobaczyć większość prawdziwej magii tej gry. Seria właściwie od początku była tworzona pod grę multiplayer, przede wszystkim w trybie FFA (wszyscy przeciwko wszystkim). Ma też ona bardzo dużą swobodę, w jaki sposób konkretnie można te gry prowadzić. Można grać klasycznie przez serwer, ale można również przez dropboxa, a nawet przez maila (klasyczny, znany z zamierzchłych czasów PBEM). Właśnie przy grach multiplayer można uzyskać pełny, ogromny wręcz potencjał tej gry, w której wielkie rytuały niszczące całe prowincje oraz czary bojowe spopielające na wiórki całe armie trzęsą światem, w której gracze przywołują uwięzionych tytanów z Tartaru, a żydowskie olbrzymy dokonują rzezi na ptakoludziach z perskiego Caelum, podczas gdy nieumarłe imperium Ermoru rzucając „Burden of Time” sprawia, że cały świat starzeje się dwanaście razy szybciej i wymiera. </text:p>
      <text:p text:style-name="P2"/>
      <text:p text:style-name="P2">Podsumowując, Dominions 5 kontynuuje tradycję serii i dalej pozostaje prawdopodobnie najlepszą strategią turową o stopniu kompleksowości, którego nie są w stanie doścignąć żadne inne gry z tego gatunku. Chociaż trudno zacząć, to gdy już się wciągnie odkrywa się przed sobą nieskończony ocean możliwości. </text:p>
      <text:p text:style-name="P2"/>
      <text:p text:style-name="P2">Zdjęcia:</text:p>
      <text:p text:style-name="P2"/>
      <text:p text:style-name="P2">Na obrazek główny: </text:p>
      <text:p text:style-name="P2"><text:a xlink:type="simple" xlink:href="http://cdn.akamai.steamstatic.com/steam/apps/722060/header.jpg?t=1511780196" text:style-name="Internet_20_link" text:visited-style-name="Visited_20_Internet_20_Link"><text:span text:style-name="T1">http://cdn.akamai.steamstatic.com/steam/apps/722060/header.jpg?t=1511780196</text:span></text:a></text:p>
      <text:p text:style-name="P2"/>
      <text:p text:style-name="P2"><text:a xlink:type="simple" xlink:href="https://puu.sh/znDMP/2e5f83677f.png" text:style-name="Internet_20_link" text:visited-style-name="Visited_20_Internet_20_Link"><text:span text:style-name="T1">https://puu.sh/znDMP/2e5f83677f.png</text:span></text:a></text:p>
      <text:p text:style-name="P2"><text:a xlink:type="simple" xlink:href="https://puu.sh/znE8N/5f99100631.png" text:style-name="Internet_20_link" text:visited-style-name="Visited_20_Internet_20_Link"><text:span text:style-name="T1">https://puu.sh/znE8N/5f99100631.png</text:span></text:a></text:p>
      <text:p text:style-name="P2"><text:a xlink:type="simple" xlink:href="https://puu.sh/znGxY/d2deeb1d57.png" text:style-name="Internet_20_link" text:visited-style-name="Visited_20_Internet_20_Link"><text:span text:style-name="T1">https://puu.sh/znGxY/d2deeb1d57.png</text:span></text:a></text:p>
      <text:p text:style-name="P2"><text:soft-page-break/><text:a xlink:type="simple" xlink:href="http://www.illwinter.com/dom5/ss/mainmap2.jpg" text:style-name="Internet_20_link" text:visited-style-name="Visited_20_Internet_20_Link"><text:span text:style-name="T1">http://www.illwinter.com/dom5/ss/mainmap2.jpg</text:span></text:a></text:p>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fo:text-align="start" style:text-autospace="ideograph-alpha" style:line-break="strict" style:font-independent-line-spacing="false">
        <style:tab-stops/>
      </style:paragraph-properties>
      <style:text-properties fo:font-variant="normal" fo:text-transform="none" fo:color="#000000" style:text-line-through-style="none" style:text-line-through-type="none" style:text-position="0% 100%" style:font-name="Arial" fo:font-size="11pt" fo:language="pl"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cm" fo:margin-right="0cm" fo:margin-top="0cm" fo:margin-bottom="0cm" loext:contextual-spacing="false" fo:line-height="115%" fo:text-align="start" style:justify-single-word="false" fo:keep-together="auto" fo:orphans="2" fo:widows="2" fo:hyphenation-ladder-count="no-limit" fo:text-indent="0cm" style:auto-text-indent="false" fo:padding="0cm" fo:border="none" fo:keep-with-next="auto" style:text-autospace="ideograph-alpha" style:punctuation-wrap="hanging" style:line-break="strict" style:tab-stop-distance="1.27cm" style:writing-mode="page"/>
      <style:text-properties fo:font-variant="normal" fo:text-transform="none" fo:color="#000000" style:text-line-through-style="none" style:text-line-through-type="none" style:text-position="0% 100%" style:font-name="Arial" fo:font-size="11pt" fo:language="pl"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2462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3.2$Windows_X86_64 LibreOffice_project/92a7159f7e4af62137622921e809f8546db437e5</meta:generator>
    <dc:date>2018-02-23T00:21:51.382000000</dc:date>
    <meta:editing-duration>PT7H37M41S</meta:editing-duration>
    <meta:editing-cycles>1</meta:editing-cycles>
    <meta:document-statistic meta:table-count="0" meta:image-count="0" meta:object-count="0" meta:page-count="3" meta:paragraph-count="18" meta:word-count="890" meta:character-count="6518" meta:non-whitespace-character-count="5636"/>
  </office:meta>
</office:document-meta>
</file>